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a663" officeooo:paragraph-rsid="0008a663"/>
    </style:style>
    <style:style style:name="P2" style:family="paragraph" style:parent-style-name="Standard">
      <style:text-properties style:text-underline-style="solid" style:text-underline-width="auto" style:text-underline-color="font-color" officeooo:rsid="0008a663" officeooo:paragraph-rsid="0008a663"/>
    </style:style>
    <style:style style:name="P3" style:family="paragraph" style:parent-style-name="Standard">
      <style:text-properties style:text-underline-style="none" officeooo:rsid="0008a663" officeooo:paragraph-rsid="0008a663"/>
    </style:style>
    <style:style style:name="P4" style:family="paragraph" style:parent-style-name="Standard">
      <style:text-properties officeooo:rsid="00092d00" officeooo:paragraph-rsid="00092d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bon Facet</text:p>
      <text:p text:style-name="P1"/>
      <text:p text:style-name="P1">Para este semestre tenemos planeado terminar lo que es la pagina web y comenzar con la creacion del dispositivo electronico.</text:p>
      <text:p text:style-name="P1"/>
      <text:p text:style-name="P2">Pendientes</text:p>
      <text:p text:style-name="P2"/>
      <text:p text:style-name="P3">- Subir el proyecto a Posible</text:p>
      <text:p text:style-name="P3">- Investigar mas acerca de los accidentes vehiculares</text:p>
      <text:p text:style-name="P3">- Conceguir los datos brutos</text:p>
      <text:p text:style-name="P3"/>
      <text:p text:style-name="P3"/>
      <text:p text:style-name="P3"/>
      <text:p text:style-name="P1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1:07:53.355845927</meta:creation-date>
    <dc:date>2016-02-29T11:17:24.094619541</dc:date>
    <meta:editing-duration>PT6M1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42" meta:character-count="257" meta:non-whitespace-character-count="220"/>
  </office:meta>
</office:document-meta>
</file>